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01c" officeooo:paragraph-rsid="0015c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uru99.com/data-communication-computer-network-tutorial.html" text:style-name="Internet_20_link" text:visited-style-name="Visited_20_Internet_20_Link">https://www.guru99.com/data-communication-computer-network-tutorial.html</text:a></text:p>
      <text:p text:style-name="Standard"/>
      <text:p text:style-name="Standard"><text:a xlink:type="simple" xlink:href="https://www.geeksforgeeks.org/computer-network-tutorials/" text:style-name="Internet_20_link" text:visited-style-name="Visited_20_Internet_20_Link">https://www.geeksforgeeks.org/computer-network-tutorials/</text:a></text:p>
      <text:p text:style-name="Standard"/>
      <text:p text:style-name="Standard"><text:a xlink:type="simple" xlink:href="https://www.softwaretestinghelp.com/computer-networking-basics/" text:style-name="Internet_20_link" text:visited-style-name="Visited_20_Internet_20_Link">https://www.softwaretestinghelp.com/computer-networking-basics/</text:a></text:p>
      <text:p text:style-name="Standard"/>
      <text:p text:style-name="Standard"/>
      <text:p text:style-name="P1">REST</text:p>
      <text:p text:style-name="P1"/>
      <text:p text:style-name="P1"><text:a xlink:type="simple" xlink:href="https://www.amazon.com/Java-Web-Services-Practical-Introduction/dp/1449365116?tag=javamysqlanta-20" text:style-name="Internet_20_link" text:visited-style-name="Visited_20_Internet_20_Link">https://www.amazon.com/Java-Web-Services-Practical-Introduction/dp/1449365116?tag=javamysqlanta-20</text:a></text:p>
      <text:p text:style-name="P1"/>
      <text:p text:style-name="P1"><text:a xlink:type="simple" xlink:href="https://www.amazon.com/RESTful-Java-JAX-RS-Bill-Burke/dp/144936134X?tag=javamysqlanta-20" text:style-name="Internet_20_link" text:visited-style-name="Visited_20_Internet_20_Link">https://www.amazon.com/RESTful-Java-JAX-RS-Bill-Burke/dp/144936134X?tag=javamysqlanta-20</text:a></text:p>
      <text:p text:style-name="P1"/>
      <text:p text:style-name="P1"><text:a xlink:type="simple" xlink:href="https://www.amazon.com/RESTful-Web-Services-Leonard-Richardson/dp/0596529260?tag=javamysqlanta-20&amp;asin=0596529260&amp;revisionId=&amp;format=4&amp;depth=1" text:style-name="Internet_20_link" text:visited-style-name="Visited_20_Internet_20_Link">https://www.amazon.com/RESTful-Web-Services-Leonard-Richardson/dp/0596529260?tag=javamysqlanta-20&amp;asin=0596529260&amp;revisionId=&amp;format=4&amp;depth=1</text:a></text:p>
      <text:p text:style-name="P1"/>
      <text:p text:style-name="P1">https://freecomputerbooks.com/javaEnterpriseBooks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23:16:04.135987040</meta:creation-date>
    <dc:date>2023-03-21T22:59:47.091571917</dc:date>
    <meta:editing-duration>PT1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8" meta:character-count="578" meta:non-whitespace-character-count="578"/>
  </office:meta>
</office:document-meta>
</file>